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74cm" fo:min-width="1.627cm" fo:wrap-option="wrap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74cm" fo:min-width="2.954cm" fo:wrap-option="wrap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74cm" fo:min-width="2.396cm" fo:wrap-option="wrap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74cm" fo:min-width="3.005cm" fo:wrap-option="wrap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6cm" fo:min-width="2.088cm" fo:wrap-option="wrap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2.497cm" fo:wrap-option="wrap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36cm" fo:min-width="2.493cm" fo:wrap-option="wrap"/>
    </style:style>
    <style:style style:name="gr8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="solid" draw:fill-color="#dddddd"/>
      <style:paragraph-properties fo:text-align="center"/>
      <style:text-properties fo:font-size="11pt" style:font-size-asian="15pt" style:font-size-complex="15pt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7cm" svg:height="1.524cm" svg:x="0.994cm" svg:y="4.657cm">
          <text:p text:style-name="P1"><text:span text:style-name="T1">Image 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3.454cm" svg:height="1.524cm" svg:x="5.744cm" svg:y="4.657cm">
          <text:p text:style-name="P1"><text:span text:style-name="T1">Pre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2.896cm" svg:height="1.524cm" svg:x="10.751cm" svg:y="4.657cm">
          <text:p text:style-name="P1"><text:span text:style-name="T1">Feature Extr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3.505cm" svg:height="1.524cm" svg:x="15.149cm" svg:y="4.657cm">
          <text:p text:style-name="P1"><text:span text:style-name="T1">Triang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254cm" svg:height="1.609cm" svg:x="14.774cm" svg:y="7.59cm">
          <text:p text:style-name="P1"><text:span text:style-name="T1">External Pose Referen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xml:id="id6" draw:id="id6" draw:layer="layout" svg:width="2.997cm" svg:height="1.778cm" svg:x="20.642cm" svg:y="3.464cm">
          <text:p text:style-name="P1"><text:span text:style-name="T1">Pose &amp; Landmark Optim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7" draw:id="id7" draw:layer="layout" svg:width="2.997cm" svg:height="1.778cm" svg:x="20.663cm" svg:y="6.123cm">
          <text:p text:style-name="P1"><text:span text:style-name="T1">Vocabulary Bui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8" draw:id="id8" draw:layer="layout" svg:width="2.992cm" svg:height="2.436cm" svg:x="25.718cm" svg:y="4.437cm">
          <text:p text:style-name="P1"><text:span text:style-name="T1">Map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svg:x1="4.135cm" svg:y1="5.419cm" svg:x2="5.744cm" svg:y2="5.419cm" draw:start-shape="id1" draw:start-glue-point="9" draw:end-shape="id2" draw:end-glue-point="5" svg:d="M4135 5419h1609" svg:viewBox="0 0 1610 1">
          <text:p/>
        </draw:connector>
        <draw:connector draw:style-name="gr8" draw:text-style-name="P3" draw:layer="layout" svg:x1="9.198cm" svg:y1="5.419cm" svg:x2="10.751cm" svg:y2="5.419cm" draw:start-shape="id2" draw:start-glue-point="7" draw:end-shape="id3" draw:end-glue-point="5" svg:d="M9198 5419h1553" svg:viewBox="0 0 1554 1">
          <text:p/>
        </draw:connector>
        <draw:connector draw:style-name="gr8" draw:text-style-name="P3" draw:layer="layout" svg:x1="13.647cm" svg:y1="5.419cm" svg:x2="15.149cm" svg:y2="5.419cm" draw:start-shape="id3" draw:start-glue-point="7" draw:end-shape="id4" draw:end-glue-point="5" svg:d="M13647 5419h1502" svg:viewBox="0 0 1503 1">
          <text:p/>
        </draw:connector>
        <draw:connector draw:style-name="gr8" draw:text-style-name="P3" draw:layer="layout" svg:x1="16.901cm" svg:y1="7.59cm" svg:x2="16.902cm" svg:y2="6.181cm" draw:start-shape="id5" draw:start-glue-point="5" draw:end-shape="id4" draw:end-glue-point="6" svg:d="M16901 7590v-705h1v-704" svg:viewBox="0 0 2 1410">
          <text:p/>
        </draw:connector>
        <draw:connector draw:style-name="gr8" draw:text-style-name="P3" draw:layer="layout" svg:x1="18.654cm" svg:y1="5.419cm" svg:x2="20.642cm" svg:y2="4.353cm" draw:start-shape="id4" draw:start-glue-point="7" draw:end-shape="id6" draw:end-glue-point="5" svg:d="M18654 5419h994v-1066h994" svg:viewBox="0 0 1989 1067">
          <text:p/>
        </draw:connector>
        <draw:connector draw:style-name="gr8" draw:text-style-name="P3" draw:layer="layout" svg:x1="18.654cm" svg:y1="5.419cm" svg:x2="20.663cm" svg:y2="7.012cm" draw:start-shape="id4" draw:start-glue-point="7" draw:end-shape="id7" draw:end-glue-point="5" svg:d="M18654 5419h1004v1593h1005" svg:viewBox="0 0 2010 1594">
          <text:p/>
        </draw:connector>
        <draw:connector draw:style-name="gr8" draw:text-style-name="P3" draw:layer="layout" svg:x1="23.639cm" svg:y1="4.353cm" svg:x2="25.718cm" svg:y2="5.655cm" draw:start-shape="id6" draw:start-glue-point="7" draw:end-shape="id8" draw:end-glue-point="6" svg:d="M23639 4353h1040v1302h1039" svg:viewBox="0 0 2080 1303">
          <text:p/>
        </draw:connector>
        <draw:connector draw:style-name="gr8" draw:text-style-name="P3" draw:layer="layout" svg:x1="23.66cm" svg:y1="7.012cm" svg:x2="25.718cm" svg:y2="5.655cm" draw:start-shape="id7" draw:start-glue-point="7" draw:end-shape="id8" draw:end-glue-point="6" svg:d="M23660 7012h1029v-1357h1029" svg:viewBox="0 0 2059 1358">
          <text:p/>
        </draw:connector>
        <draw:frame draw:style-name="gr9" draw:text-style-name="P4" draw:layer="layout" svg:width="7.297cm" svg:height="0.962cm" svg:x="11.603cm" svg:y="10.087cm">
          <draw:text-box>
            <text:p>New Mapping Flowchart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07:19:13.860780472</meta:creation-date>
    <dc:date>2018-11-02T08:48:28.816026759</dc:date>
    <meta:editing-duration>PT57M20S</meta:editing-duration>
    <meta:editing-cycles>2</meta:editing-cycles>
    <meta:generator>LibreOffice/6.1.2.1$Linux_X86_64 LibreOffice_project/10$Build-1</meta:generator>
    <meta:document-statistic meta:object-count="17"/>
  </office:meta>
</office:document-meta>
</file>